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791666666666665in"/>
    </style:style>
    <style:style style:name="co3" style:family="table-column">
      <style:table-column-properties fo:break-before="auto" style:column-width="2.2291666666666665in"/>
    </style:style>
    <style:style style:name="co4" style:family="table-column">
      <style:table-column-properties fo:break-before="auto" style:column-width="5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# board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Unit</text:p>
          </table:table-cell>
          <table:table-cell table:style-name="ce21" office:value-type="string">
            <text:p>Part number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Footprint</text:p>
          </table:table-cell>
          <table:table-cell table:style-name="ce21" office:value-type="string">
            <text:p>Qty/board</text:p>
          </table:table-cell>
          <table:table-cell table:style-name="ce21" office:value-type="string">
            <text:p>Fixed qty</text:p>
          </table:table-cell>
          <table:table-cell table:style-name="ce21" office:value-type="string">
            <text:p>Qty</text:p>
          </table:table-cell>
          <table:table-cell table:style-name="ce21" office:value-type="string">
            <text:p>Total qty</text:p>
          </table:table-cell>
        </table:table-row>
        <table:table-row table:style-name="ro2">
          <table:table-cell table:style-name="ce21" office:value-type="string">
            <text:p>Processor</text:p>
          </table:table-cell>
          <table:table-cell table:style-name="ce22" office:value-type="string">
            <text:p>ATSAM4S8BA-ANR</text:p>
          </table:table-cell>
          <table:table-cell table:style-name="ce23" office:value-type="string" office:value="http://www.digikey.se/product-detail/en/ATSAM4S8BA-ANR/ATSAM4S8BA-ANRCT-ND/4557105">
            <text:p><text:a xlink:href="http://www.digikey.se/product-detail/en/ATSAM4S8BA-ANR/ATSAM4S8BA-ANRCT-ND/4557105">http://www.digikey.se/product-detail/en/ATSAM4S8BA-ANR/ATSAM4S8BA-ANRCT-ND/4557105</text:a></text:p>
          </table:table-cell>
          <table:table-cell table:style-name="ce21" office:value-type="string">
            <text:p>Yes (LQFP64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3]" office:value-type="string">
            <text:p>3</text:p>
          </table:table-cell>
          <table:table-cell table:formula="oooc:=[.F3]+[.G3]" office:value-type="string">
            <text:p>3</text:p>
          </table:table-cell>
        </table:table-row>
        <table:table-row table:style-name="ro2">
          <table:table-cell table:style-name="ce21" office:value-type="string">
            <text:p>40 pin ZIF/FFC</text:p>
          </table:table-cell>
          <table:table-cell table:style-name="ce22" office:value-type="string">
            <text:p>FH12A-40S-0.5SH(55)</text:p>
          </table:table-cell>
          <table:table-cell table:style-name="ce23" office:value-type="string" office:value="http://www.digikey.se/product-detail/en/FH12A-40S-0.5SH(55)/HFK140CT-ND/1110402">
            <text:p><text:a xlink:href="http://www.digikey.se/product-detail/en/FH12A-40S-0.5SH(55)/HFK140CT-ND/1110402">http://www.digikey.se/product-detail/en/FH12A-40S-0.5SH(55)/HFK140CT-ND/1110402</text:a></text:p>
          </table:table-cell>
          <table:table-cell table:style-name="ce21" office:value-type="string">
            <text:p>Yes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4]" office:value-type="string">
            <text:p>3</text:p>
          </table:table-cell>
          <table:table-cell table:formula="oooc:=[.F4]+[.G4]" office:value-type="string">
            <text:p>3</text:p>
          </table:table-cell>
        </table:table-row>
        <table:table-row table:style-name="ro2">
          <table:table-cell table:style-name="ce21" office:value-type="string">
            <text:p>Voltage regulator</text:p>
          </table:table-cell>
          <table:table-cell table:style-name="ce22" office:value-type="string">
            <text:p>SPX3819M5-L/TR</text:p>
          </table:table-cell>
          <table:table-cell table:style-name="ce23" office:value-type="string" office:value="http://www.digikey.se/product-detail/en/SPX3819M5-L%2FTR/1016-1871-1-ND/3586588">
            <text:p><text:a xlink:href="http://www.digikey.se/product-detail/en/SPX3819M5-L%2FTR/1016-1871-1-ND/3586588">http://www.digikey.se/product-detail/en/SPX3819M5-L%2FTR/1016-1871-1-ND/3586588</text:a></text:p>
          </table:table-cell>
          <table:table-cell table:style-name="ce21" office:value-type="string">
            <text:p>Yes (SOT-23-5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5]" office:value-type="string">
            <text:p>3</text:p>
          </table:table-cell>
          <table:table-cell table:formula="oooc:=[.F5]+[.G5]" office:value-type="string">
            <text:p>3</text:p>
          </table:table-cell>
        </table:table-row>
        <table:table-row table:style-name="ro2">
          <table:table-cell table:style-name="ce21" office:value-type="string">
            <text:p>Display</text:p>
          </table:table-cell>
          <table:table-cell table:style-name="ce22" office:value-type="string">
            <text:p>NHD-2.4-240320SF-CTXL#-FTN1</text:p>
          </table:table-cell>
          <table:table-cell table:style-name="ce23" office:value-type="string" office:value="http://www.digikey.se/product-detail/en/NHD-2.4-240320SF-CTXL%23-FTN1/NHD-2.4-240320SF-CTXL%23-FTN1-ND/4429440">
            <text:p><text:a xlink:href="http://www.digikey.se/product-detail/en/NHD-2.4-240320SF-CTXL%23-FTN1/NHD-2.4-240320SF-CTXL%23-FTN1-ND/4429440">http://www.digikey.se/product-detail/en/NHD-2.4-240320SF-CTXL%23-FTN1/NHD-2.4-240320SF-CTXL%23-FTN1-ND/4429440</text:a></text:p>
          </table:table-cell>
          <table:table-cell table:style-name="ce21" office:value-type="string">
            <text:p>N/A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6]" office:value-type="string">
            <text:p>3</text:p>
          </table:table-cell>
          <table:table-cell table:formula="oooc:=[.F6]+[.G6]" office:value-type="string">
            <text:p>3</text:p>
          </table:table-cell>
        </table:table-row>
        <table:table-row table:style-name="ro2">
          <table:table-cell table:style-name="ce21" office:value-type="string">
            <text:p>10uF tantalum Capacitor, 16V 10%</text:p>
          </table:table-cell>
          <table:table-cell table:style-name="ce22" office:value-type="string">
            <text:p>TR3A106K016C1700</text:p>
          </table:table-cell>
          <table:table-cell table:style-name="ce23" office:value-type="string" office:value="http://www.digikey.se/product-detail/en/TR3A106K016C1700/718-1301-1-ND/1663023">
            <text:p><text:a xlink:href="http://www.digikey.se/product-detail/en/TR3A106K016C1700/718-1301-1-ND/1663023">http://www.digikey.se/product-detail/en/TR3A106K016C1700/718-1301-1-ND/1663023</text:a></text:p>
          </table:table-cell>
          <table:table-cell table:style-name="ce21" office:value-type="string">
            <text:p>Yes (1206_10uF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7]" office:value-type="string">
            <text:p>3</text:p>
          </table:table-cell>
          <table:table-cell table:formula="oooc:=[.F7]+[.G7]" office:value-type="string">
            <text:p>3</text:p>
          </table:table-cell>
        </table:table-row>
        <table:table-row table:style-name="ro2">
          <table:table-cell table:style-name="ce21" office:value-type="string">
            <text:p>Touch screen controller</text:p>
          </table:table-cell>
          <table:table-cell table:style-name="ce22" office:value-type="string">
            <text:p>ADS7843E</text:p>
          </table:table-cell>
          <table:table-cell table:style-name="ce23" office:value-type="string" office:value="http://www.digikey.se/product-detail/en/ADS7843E/ADS7843E-ND/299533">
            <text:p><text:a xlink:href="http://www.digikey.se/product-detail/en/ADS7843E/ADS7843E-ND/299533">http://www.digikey.se/product-detail/en/ADS7843E/ADS7843E-ND/299533</text:a></text:p>
          </table:table-cell>
          <table:table-cell table:style-name="ce21" office:value-type="string">
            <text:p>Yes (SSOP-16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8]" office:value-type="string">
            <text:p>3</text:p>
          </table:table-cell>
          <table:table-cell table:formula="oooc:=[.F8]+[.G8]" office:value-type="string">
            <text:p>3</text:p>
          </table:table-cell>
        </table:table-row>
        <table:table-row table:style-name="ro2">
          <table:table-cell table:style-name="ce21" office:value-type="string">
            <text:p>Micro SD connector</text:p>
          </table:table-cell>
          <table:table-cell table:style-name="ce22" office:value-type="float" office:value="492250821">
            <text:p>492250821</text:p>
          </table:table-cell>
          <table:table-cell table:style-name="ce23" office:value-type="string" office:value="http://www.digikey.se/product-detail/en/0492250821/WM3295CT-ND/2405740">
            <text:p><text:a xlink:href="http://www.digikey.se/product-detail/en/0492250821/WM3295CT-ND/2405740">http://www.digikey.se/product-detail/en/0492250821/WM3295CT-ND/2405740</text:a></text:p>
          </table:table-cell>
          <table:table-cell table:style-name="ce22" office:value-type="float" office:value="492250821">
            <text:p>492250821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9]" office:value-type="string">
            <text:p>3</text:p>
          </table:table-cell>
          <table:table-cell table:formula="oooc:=[.F9]+[.G9]" office:value-type="string">
            <text:p>3</text:p>
          </table:table-cell>
        </table:table-row>
        <table:table-row table:style-name="ro2">
          <table:table-cell table:style-name="ce21" office:value-type="string">
            <text:p>Micro USB B connector</text:p>
          </table:table-cell>
          <table:table-cell table:style-name="ce22" office:value-type="string">
            <text:p>10118192-0001LF</text:p>
          </table:table-cell>
          <table:table-cell table:style-name="ce23" office:value-type="string" office:value="http://www.digikey.se/product-detail/en/10118192-0001LF/609-4613-1-ND/2785378">
            <text:p><text:a xlink:href="http://www.digikey.se/product-detail/en/10118192-0001LF/609-4613-1-ND/2785378">http://www.digikey.se/product-detail/en/10118192-0001LF/609-4613-1-ND/2785378</text:a></text:p>
          </table:table-cell>
          <table:table-cell table:style-name="ce22" office:value-type="string">
            <text:p>Yes (10118192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10]" office:value-type="string">
            <text:p>3</text:p>
          </table:table-cell>
          <table:table-cell table:formula="oooc:=[.F10]+[.G10]" office:value-type="string">
            <text:p>3</text:p>
          </table:table-cell>
        </table:table-row>
        <table:table-row table:style-name="ro2">
          <table:table-cell table:style-name="ce21" office:value-type="string">
            <text:p>100nF ceramic capacitor, 16V 10%</text:p>
          </table:table-cell>
          <table:table-cell table:style-name="ce22" office:value-type="string">
            <text:p>CL21B104KOANNNC</text:p>
          </table:table-cell>
          <table:table-cell table:style-name="ce23" office:value-type="string" office:value="http://www.digikey.se/product-detail/en/CL21B104KOANNNC/1276-2448-1-ND/3890534">
            <text:p><text:a xlink:href="http://www.digikey.se/product-detail/en/CL21B104KOANNNC/1276-2448-1-ND/3890534">http://www.digikey.se/product-detail/en/CL21B104KOANNNC/1276-2448-1-ND/3890534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14">
            <text:p>14</text:p>
          </table:table-cell>
          <table:table-cell/>
          <table:table-cell table:formula="oooc:=[.$B$1]*[.E11]" office:value-type="string">
            <text:p>42</text:p>
          </table:table-cell>
          <table:table-cell table:formula="oooc:=[.F11]+[.G11]" office:value-type="string">
            <text:p>42</text:p>
          </table:table-cell>
        </table:table-row>
        <table:table-row table:style-name="ro2">
          <table:table-cell table:style-name="ce21" office:value-type="string">
            <text:p>ESD protection diode</text:p>
          </table:table-cell>
          <table:table-cell table:style-name="ce22" office:value-type="string">
            <text:p>PRTR5V0U2X,215</text:p>
          </table:table-cell>
          <table:table-cell table:style-name="ce23" office:value-type="string" office:value="http://www.digikey.se/product-detail/en/PRTR5V0U2X,215/568-4140-1-ND/1589981">
            <text:p><text:a xlink:href="http://www.digikey.se/product-detail/en/PRTR5V0U2X,215/568-4140-1-ND/1589981">http://www.digikey.se/product-detail/en/PRTR5V0U2X,215/568-4140-1-ND/1589981</text:a></text:p>
          </table:table-cell>
          <table:table-cell table:style-name="ce21" office:value-type="string">
            <text:p>Yes (SOT143B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12]" office:value-type="string">
            <text:p>3</text:p>
          </table:table-cell>
          <table:table-cell table:formula="oooc:=[.F12]+[.G12]" office:value-type="string">
            <text:p>3</text:p>
          </table:table-cell>
        </table:table-row>
        <table:table-row table:style-name="ro2">
          <table:table-cell table:style-name="ce21" office:value-type="string">
            <text:p>15pF ceramic capacitor, 50V 5%</text:p>
          </table:table-cell>
          <table:table-cell table:style-name="ce22" office:value-type="string">
            <text:p>CL21C150JBANNNC</text:p>
          </table:table-cell>
          <table:table-cell table:style-name="ce23" office:value-type="string" office:value="http://www.digikey.se/product-detail/en/CL21C150JBANNNC/1276-1163-1-ND/3889249">
            <text:p><text:a xlink:href="http://www.digikey.se/product-detail/en/CL21C150JBANNNC/1276-1163-1-ND/3889249">http://www.digikey.se/product-detail/en/CL21C150JBANNNC/1276-1163-1-ND/3889249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2">
            <text:p>2</text:p>
          </table:table-cell>
          <table:table-cell/>
          <table:table-cell table:formula="oooc:=[.$B$1]*[.E13]" office:value-type="string">
            <text:p>6</text:p>
          </table:table-cell>
          <table:table-cell table:formula="oooc:=[.F13]+[.G13]" office:value-type="string">
            <text:p>6</text:p>
          </table:table-cell>
        </table:table-row>
        <table:table-row table:style-name="ro2">
          <table:table-cell table:style-name="ce21" office:value-type="string">
            <text:p>12 MHz crystal</text:p>
          </table:table-cell>
          <table:table-cell table:style-name="ce22" office:value-type="string">
            <text:p>7A-12.000MAAJ-T</text:p>
          </table:table-cell>
          <table:table-cell table:style-name="ce23" office:value-type="string" office:value="http://www.digikey.se/product-detail/en/7A-12.000MAAJ-T/887-1081-1-ND/2118958">
            <text:p><text:a xlink:href="http://www.digikey.se/product-detail/en/7A-12.000MAAJ-T/887-1081-1-ND/2118958">http://www.digikey.se/product-detail/en/7A-12.000MAAJ-T/887-1081-1-ND/2118958</text:a></text:p>
          </table:table-cell>
          <table:table-cell table:style-name="ce21" office:value-type="string">
            <text:p>Yes 7A-12.000MAAJ-T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14]" office:value-type="string">
            <text:p>3</text:p>
          </table:table-cell>
          <table:table-cell table:formula="oooc:=[.F14]+[.G14]" office:value-type="string">
            <text:p>3</text:p>
          </table:table-cell>
        </table:table-row>
        <table:table-row table:style-name="ro2">
          <table:table-cell table:style-name="ce21" office:value-type="string">
            <text:p>Atmel ICE debugger</text:p>
          </table:table-cell>
          <table:table-cell table:style-name="ce22" office:value-type="string">
            <text:p>ATATMEL-ICE</text:p>
          </table:table-cell>
          <table:table-cell table:style-name="ce23" office:value-type="string" office:value="http://www.digikey.se/product-detail/en/ATATMEL-ICE/ATATMEL-ICE-ND/4753379">
            <text:p><text:a xlink:href="http://www.digikey.se/product-detail/en/ATATMEL-ICE/ATATMEL-ICE-ND/4753379">http://www.digikey.se/product-detail/en/ATATMEL-ICE/ATATMEL-ICE-ND/4753379</text:a></text:p>
          </table:table-cell>
          <table:table-cell table:style-name="ce21" office:value-type="string">
            <text:p>N/A</text:p>
          </table:table-cell>
          <table:table-cell/>
          <table:table-cell table:style-name="ce21" office:value-type="float" office:value="1">
            <text:p>1</text:p>
          </table:table-cell>
          <table:table-cell table:formula="oooc:=[.$B$1]*[.E15]" office:value-type="string">
            <text:p>0</text:p>
          </table:table-cell>
          <table:table-cell table:formula="oooc:=[.F15]+[.G15]" office:value-type="string">
            <text:p>1</text:p>
          </table:table-cell>
        </table:table-row>
        <table:table-row table:style-name="ro2">
          <table:table-cell table:style-name="ce21" office:value-type="string">
            <text:p>Solder 0.4mm leaded</text:p>
          </table:table-cell>
          <table:table-cell table:style-name="ce22" office:value-type="float" office:value="386844">
            <text:p>386844</text:p>
          </table:table-cell>
          <table:table-cell table:style-name="ce23" office:value-type="string" office:value="http://www.digikey.se/product-detail/en/386844/82-117-ND/2498915">
            <text:p><text:a xlink:href="http://www.digikey.se/product-detail/en/386844/82-117-ND/2498915">http://www.digikey.se/product-detail/en/386844/82-117-ND/2498915</text:a></text:p>
          </table:table-cell>
          <table:table-cell table:style-name="ce21" office:value-type="string">
            <text:p>N/A</text:p>
          </table:table-cell>
          <table:table-cell/>
          <table:table-cell table:style-name="ce21" office:value-type="float" office:value="1">
            <text:p>1</text:p>
          </table:table-cell>
          <table:table-cell table:formula="oooc:=[.$B$1]*[.E16]" office:value-type="string">
            <text:p>0</text:p>
          </table:table-cell>
          <table:table-cell table:formula="oooc:=[.F16]+[.G16]" office:value-type="string">
            <text:p>1</text:p>
          </table:table-cell>
        </table:table-row>
        <table:table-row table:style-name="ro2">
          <table:table-cell table:style-name="ce21" office:value-type="string">
            <text:p>Cortex debug header</text:p>
          </table:table-cell>
          <table:table-cell table:style-name="ce22" office:value-type="string">
            <text:p>M50-3600542</text:p>
          </table:table-cell>
          <table:table-cell table:style-name="ce23" office:value-type="string" office:value="http://www.digikey.se/product-detail/en/M50-3600542/952-1389-ND/2264370">
            <text:p><text:a xlink:href="http://www.digikey.se/product-detail/en/M50-3600542/952-1389-ND/2264370">http://www.digikey.se/product-detail/en/M50-3600542/952-1389-ND/2264370</text:a></text:p>
          </table:table-cell>
          <table:table-cell table:style-name="ce22" office:value-type="string">
            <text:p>Yes (M50-3600542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17]" office:value-type="string">
            <text:p>3</text:p>
          </table:table-cell>
          <table:table-cell table:formula="oooc:=[.F17]+[.G17]" office:value-type="string">
            <text:p>3</text:p>
          </table:table-cell>
        </table:table-row>
        <table:table-row table:style-name="ro2">
          <table:table-cell table:style-name="ce21" office:value-type="string">
            <text:p>Tactile switch</text:p>
          </table:table-cell>
          <table:table-cell table:style-name="ce22" office:value-type="string">
            <text:p>EVQ-P7L01P</text:p>
          </table:table-cell>
          <table:table-cell table:style-name="ce23" office:value-type="string" office:value="http://www.digikey.se/product-detail/en/EVQ-P7L01P/P16769CT-ND/4429462">
            <text:p><text:a xlink:href="http://www.digikey.se/product-detail/en/EVQ-P7L01P/P16769CT-ND/4429462">http://www.digikey.se/product-detail/en/EVQ-P7L01P/P16769CT-ND/4429462</text:a></text:p>
          </table:table-cell>
          <table:table-cell table:style-name="ce21" office:value-type="string">
            <text:p>Yes (EVQP7L01P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18]" office:value-type="string">
            <text:p>3</text:p>
          </table:table-cell>
          <table:table-cell table:formula="oooc:=[.F18]+[.G18]" office:value-type="string">
            <text:p>3</text:p>
          </table:table-cell>
        </table:table-row>
        <table:table-row table:style-name="ro2">
          <table:table-cell table:style-name="ce21" office:value-type="string">
            <text:p>100K thick film resistor. 1/8W 1%</text:p>
          </table:table-cell>
          <table:table-cell table:style-name="ce22" office:value-type="string">
            <text:p>RMCF0805FT100K</text:p>
          </table:table-cell>
          <table:table-cell table:style-name="ce23" office:value-type="string" office:value="http://www.digikey.se/product-detail/en/RMCF0805FT100K/RMCF0805FT100KCT-ND/1942491">
            <text:p><text:a xlink:href="http://www.digikey.se/product-detail/en/RMCF0805FT100K/RMCF0805FT100KCT-ND/1942491">http://www.digikey.se/product-detail/en/RMCF0805FT100K/RMCF0805FT100KCT-ND/1942491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0">
            <text:p>0</text:p>
          </table:table-cell>
          <table:table-cell/>
          <table:table-cell table:formula="oooc:=[.$B$1]*[.E19]" office:value-type="string">
            <text:p>0</text:p>
          </table:table-cell>
          <table:table-cell table:formula="oooc:=[.F19]+[.G19]" office:value-type="string">
            <text:p>0</text:p>
          </table:table-cell>
        </table:table-row>
        <table:table-row table:style-name="ro2">
          <table:table-cell table:style-name="ce21" office:value-type="string">
            <text:p>36k thick film resistor, 1/8 W 1%</text:p>
          </table:table-cell>
          <table:table-cell table:style-name="ce22" office:value-type="string">
            <text:p>RMCF0805FT36K0</text:p>
          </table:table-cell>
          <table:table-cell table:style-name="ce23" office:value-type="string" office:value="http://www.digikey.se/product-detail/en/RMCF0805FT36K0/RMCF0805FT36K0CT-ND/2418379">
            <text:p><text:a xlink:href="http://www.digikey.se/product-detail/en/RMCF0805FT36K0/RMCF0805FT36K0CT-ND/2418379">http://www.digikey.se/product-detail/en/RMCF0805FT36K0/RMCF0805FT36K0CT-ND/2418379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20]" office:value-type="string">
            <text:p>3</text:p>
          </table:table-cell>
          <table:table-cell table:formula="oooc:=[.F20]+[.G20]" office:value-type="string">
            <text:p>3</text:p>
          </table:table-cell>
        </table:table-row>
        <table:table-row table:style-name="ro2">
          <table:table-cell table:style-name="ce21" office:value-type="string">
            <text:p>56k thick film resistor, 1/8 W 1%</text:p>
          </table:table-cell>
          <table:table-cell table:style-name="ce22" office:value-type="string">
            <text:p>RC0805FR-0756KL</text:p>
          </table:table-cell>
          <table:table-cell table:style-name="ce23" office:value-type="string" office:value="http://www.digikey.se/product-detail/en/RC0805FR-0756KL/311-56.0KCRCT-ND/730980">
            <text:p><text:a xlink:href="http://www.digikey.se/product-detail/en/RC0805FR-0756KL/311-56.0KCRCT-ND/730980">http://www.digikey.se/product-detail/en/RC0805FR-0756KL/311-56.0KCRCT-ND/730980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21]" office:value-type="string">
            <text:p>3</text:p>
          </table:table-cell>
          <table:table-cell table:formula="oooc:=[.F21]+[.G21]" office:value-type="string">
            <text:p>3</text:p>
          </table:table-cell>
        </table:table-row>
        <table:table-row table:style-name="ro2">
          <table:table-cell table:style-name="ce21" office:value-type="string">
            <text:p>2.2uF tantalum capacitor, 10% 6Ohm</text:p>
          </table:table-cell>
          <table:table-cell table:style-name="ce22" office:value-type="string">
            <text:p>T491A225K016AT</text:p>
          </table:table-cell>
          <table:table-cell table:style-name="ce23" office:value-type="string" office:value="http://www.digikey.se/product-detail/en/T491A225K016AT/399-3691-1-ND/819016">
            <text:p><text:a xlink:href="http://www.digikey.se/product-detail/en/T491A225K016AT/399-3691-1-ND/819016">http://www.digikey.se/product-detail/en/T491A225K016AT/399-3691-1-ND/819016</text:a></text:p>
          </table:table-cell>
          <table:table-cell table:style-name="ce21" office:value-type="string">
            <text:p>Yes (1206_2.2uF)</text:p>
          </table:table-cell>
          <table:table-cell table:style-name="ce21" office:value-type="float" office:value="1">
            <text:p>1</text:p>
          </table:table-cell>
          <table:table-cell/>
          <table:table-cell table:formula="oooc:=[.$B$1]*[.E22]" office:value-type="string">
            <text:p>3</text:p>
          </table:table-cell>
          <table:table-cell table:formula="oooc:=[.F22]+[.G22]" office:value-type="string">
            <text:p>3</text:p>
          </table:table-cell>
        </table:table-row>
        <table:table-row table:style-name="ro2">
          <table:table-cell table:style-name="ce21" office:value-type="string">
            <text:p>10uF ceramic capacitor, 16V 10%</text:p>
          </table:table-cell>
          <table:table-cell table:style-name="ce22" office:value-type="string">
            <text:p>CL21A106KOQNNNE</text:p>
          </table:table-cell>
          <table:table-cell table:style-name="ce23" office:value-type="string" office:value="http://www.digikey.se/product-detail/en/CL21A106KOQNNNE/1276-1096-1-ND/3889182">
            <text:p><text:a xlink:href="http://www.digikey.se/product-detail/en/CL21A106KOQNNNE/1276-1096-1-ND/3889182">http://www.digikey.se/product-detail/en/CL21A106KOQNNNE/1276-1096-1-ND/3889182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4">
            <text:p>4</text:p>
          </table:table-cell>
          <table:table-cell/>
          <table:table-cell table:formula="oooc:=[.$B$1]*[.E23]" office:value-type="string">
            <text:p>12</text:p>
          </table:table-cell>
          <table:table-cell table:formula="oooc:=[.F23]+[.G23]" office:value-type="string">
            <text:p>12</text:p>
          </table:table-cell>
        </table:table-row>
        <table:table-row table:style-name="ro2">
          <table:table-cell table:style-name="ce21" office:value-type="string">
            <text:p>39R thick film resistor, 1/8 W 1%</text:p>
          </table:table-cell>
          <table:table-cell table:style-name="ce22" office:value-type="string">
            <text:p>RC0805FR-0739RL</text:p>
          </table:table-cell>
          <table:table-cell table:style-name="ce23" office:value-type="string" office:value="http://www.digikey.se/product-detail/en/RC0805FR-0739RL/311-39.0CRCT-ND/730845">
            <text:p><text:a xlink:href="http://www.digikey.se/product-detail/en/RC0805FR-0739RL/311-39.0CRCT-ND/730845">http://www.digikey.se/product-detail/en/RC0805FR-0739RL/311-39.0CRCT-ND/730845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3">
            <text:p>3</text:p>
          </table:table-cell>
          <table:table-cell/>
          <table:table-cell table:formula="oooc:=[.$B$1]*[.E24]" office:value-type="string">
            <text:p>9</text:p>
          </table:table-cell>
          <table:table-cell table:formula="oooc:=[.F24]+[.G24]" office:value-type="string">
            <text:p>9</text:p>
          </table:table-cell>
        </table:table-row>
        <table:table-row table:style-name="ro2">
          <table:table-cell table:style-name="ce21" office:value-type="string">
            <text:p>10K thick film resistor. 1/8W 1%</text:p>
          </table:table-cell>
          <table:table-cell table:style-name="ce22" office:value-type="string">
            <text:p>RMCF0805FT10K0</text:p>
          </table:table-cell>
          <table:table-cell table:style-name="ce23" office:value-type="string" office:value="http://www.digikey.se/product-detail/en/RMCF0805FT10K0/RMCF0805FT10K0CT-ND/1942435">
            <text:p><text:a xlink:href="http://www.digikey.se/product-detail/en/RMCF0805FT10K0/RMCF0805FT10K0CT-ND/1942435">http://www.digikey.se/product-detail/en/RMCF0805FT10K0/RMCF0805FT10K0CT-ND/1942435</text:a></text:p>
          </table:table-cell>
          <table:table-cell table:style-name="ce21" office:value-type="string">
            <text:p>Yes (0805)</text:p>
          </table:table-cell>
          <table:table-cell table:style-name="ce21" office:value-type="float" office:value="2">
            <text:p>2</text:p>
          </table:table-cell>
          <table:table-cell/>
          <table:table-cell table:formula="oooc:=[.$B$1]*[.E25]" office:value-type="string">
            <text:p>6</text:p>
          </table:table-cell>
          <table:table-cell table:formula="oooc:=[.F25]+[.G25]" office:value-type="string">
            <text:p>6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zifbrkout</text:p>
          </table:table-cell>
          <table:table-cell table:style-name="ce22"/>
          <table:table-cell table:style-name="ce21"/>
        </table:table-row>
        <table:table-row table:style-name="ro2">
          <table:table-cell table:style-name="ce21" office:value-type="string">
            <text:p>FFC cable</text:p>
          </table:table-cell>
          <table:table-cell table:style-name="ce22" office:value-type="float" office:value="687640050002">
            <text:p>6.8764E+11</text:p>
          </table:table-cell>
          <table:table-cell table:style-name="ce23" office:value-type="string" office:value="http://www.digikey.se/product-detail/en/687640050002/732-3571-ND/2811293">
            <text:p><text:a xlink:href="http://www.digikey.se/product-detail/en/687640050002/732-3571-ND/2811293">http://www.digikey.se/product-detail/en/687640050002/732-3571-ND/2811293</text:a>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ED</text:p>
          </table:table-cell>
          <table:table-cell table:style-name="ce22" office:value-type="string">
            <text:p>LY R976-PS-36</text:p>
          </table:table-cell>
          <table:table-cell table:style-name="ce23" office:value-type="string" office:value="http://www.digikey.se/product-detail/en/LY%20R976-PS-36/475-2560-1-ND/1802687">
            <text:p><text:a xlink:href="http://www.digikey.se/product-detail/en/LY%20R976-PS-36/475-2560-1-ND/1802687">http://www.digikey.se/product-detail/en/LY%20R976-PS-36/475-2560-1-ND/1802687</text:a></text:p>
          </table:table-cell>
          <table:table-cell/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330R resistor</text:p>
          </table:table-cell>
          <table:table-cell table:style-name="ce22" office:value-type="string">
            <text:p>RMCF0805FT330R</text:p>
          </table:table-cell>
          <table:table-cell table:style-name="ce23" office:value-type="string" office:value="http://www.digikey.se/product-detail/en/RMCF0805FT330R/RMCF0805FT330RCT-ND/1942351">
            <text:p><text:a xlink:href="http://www.digikey.se/product-detail/en/RMCF0805FT330R/RMCF0805FT330RCT-ND/1942351">http://www.digikey.se/product-detail/en/RMCF0805FT330R/RMCF0805FT330RCT-ND/1942351</text:a></text:p>
          </table:table-cell>
          <table:table-cell/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Vertical ZIF connector</text:p>
          </table:table-cell>
          <table:table-cell table:style-name="ce22" office:value-type="string">
            <text:p>501951-4000</text:p>
          </table:table-cell>
          <table:table-cell table:style-name="ce23" office:value-type="string" office:value="http://www.digikey.se/product-detail/en/501951-4000/WM2075CT-ND/1952421">
            <text:p><text:a xlink:href="http://www.digikey.se/product-detail/en/501951-4000/WM2075CT-ND/1952421">http://www.digikey.se/product-detail/en/501951-4000/WM2075CT-ND/1952421</text:a>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Accessories</text:p>
          </table:table-cell>
        </table:table-row>
        <table:table-row table:style-name="ro2">
          <table:table-cell table:style-name="ce21" office:value-type="string">
            <text:p>10x loupe</text:p>
          </table:table-cell>
          <table:table-cell table:style-name="ce22" office:value-type="float" office:value="26034">
            <text:p>26034</text:p>
          </table:table-cell>
          <table:table-cell table:style-name="ce23" office:value-type="string" office:value="http://www.digikey.se/product-detail/en/26034/243-1021-ND/600975">
            <text:p><text:a xlink:href="http://www.digikey.se/product-detail/en/26034/243-1021-ND/600975">http://www.digikey.se/product-detail/en/26034/243-1021-ND/600975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4]" office:value-type="string">
            <text:p>0</text:p>
          </table:table-cell>
          <table:table-cell table:formula="oooc:=[.F34]+[.G34]" office:value-type="string">
            <text:p>1</text:p>
          </table:table-cell>
        </table:table-row>
        <table:table-row table:style-name="ro2">
          <table:table-cell table:style-name="ce21" office:value-type="string">
            <text:p>loupe headgear</text:p>
          </table:table-cell>
          <table:table-cell table:style-name="ce22" office:value-type="float" office:value="26225">
            <text:p>26225</text:p>
          </table:table-cell>
          <table:table-cell table:style-name="ce23" office:value-type="string" office:value="http://www.digikey.se/product-detail/en/26225/243-1124-ND/2756906">
            <text:p><text:a xlink:href="http://www.digikey.se/product-detail/en/26225/243-1124-ND/2756906">http://www.digikey.se/product-detail/en/26225/243-1124-ND/2756906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5]" office:value-type="string">
            <text:p>0</text:p>
          </table:table-cell>
          <table:table-cell table:formula="oooc:=[.F35]+[.G35]" office:value-type="string">
            <text:p>1</text:p>
          </table:table-cell>
        </table:table-row>
        <table:table-row table:style-name="ro2">
          <table:table-cell table:style-name="ce21" office:value-type="string">
            <text:p>Solder wick</text:p>
          </table:table-cell>
          <table:table-cell table:style-name="ce22" office:value-type="string">
            <text:p>OS-B-5AS</text:p>
          </table:table-cell>
          <table:table-cell table:style-name="ce23" office:value-type="string" office:value="http://www.digikey.se/product-detail/en/OS-B-5AS/EB1102-ND/350557">
            <text:p><text:a xlink:href="http://www.digikey.se/product-detail/en/OS-B-5AS/EB1102-ND/350557">http://www.digikey.se/product-detail/en/OS-B-5AS/EB1102-ND/350557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6]" office:value-type="string">
            <text:p>0</text:p>
          </table:table-cell>
          <table:table-cell table:formula="oooc:=[.F36]+[.G36]" office:value-type="string">
            <text:p>1</text:p>
          </table:table-cell>
        </table:table-row>
        <table:table-row table:style-name="ro2">
          <table:table-cell table:style-name="ce21" office:value-type="string">
            <text:p>Flux paste</text:p>
          </table:table-cell>
          <table:table-cell table:style-name="ce22" office:value-type="string">
            <text:p>SMD291</text:p>
          </table:table-cell>
          <table:table-cell table:style-name="ce23" office:value-type="string" office:value="http://www.digikey.se/product-detail/en/SMD291/SMD291-ND/355201">
            <text:p><text:a xlink:href="http://www.digikey.se/product-detail/en/SMD291/SMD291-ND/355201">http://www.digikey.se/product-detail/en/SMD291/SMD291-ND/355201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7]" office:value-type="string">
            <text:p>0</text:p>
          </table:table-cell>
          <table:table-cell table:formula="oooc:=[.F37]+[.G37]" office:value-type="string">
            <text:p>1</text:p>
          </table:table-cell>
        </table:table-row>
        <table:table-row table:style-name="ro2">
          <table:table-cell table:style-name="ce21" office:value-type="string">
            <text:p>1/32" solder tip</text:p>
          </table:table-cell>
          <table:table-cell table:style-name="ce22" office:value-type="string">
            <text:p>LTH</text:p>
          </table:table-cell>
          <table:table-cell table:style-name="ce23" office:value-type="string" office:value="http://www.digikey.se/product-detail/en/LTH/LTH-ND/267992">
            <text:p><text:a xlink:href="http://www.digikey.se/product-detail/en/LTH/LTH-ND/267992">http://www.digikey.se/product-detail/en/LTH/LTH-ND/267992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8]" office:value-type="string">
            <text:p>0</text:p>
          </table:table-cell>
          <table:table-cell table:formula="oooc:=[.F38]+[.G38]" office:value-type="string">
            <text:p>1</text:p>
          </table:table-cell>
        </table:table-row>
        <table:table-row table:style-name="ro2">
          <table:table-cell table:style-name="ce21" office:value-type="string">
            <text:p>0.4 mm solder tip</text:p>
          </table:table-cell>
          <table:table-cell table:style-name="ce22" office:value-type="string">
            <text:p>LT1SLX</text:p>
          </table:table-cell>
          <table:table-cell table:style-name="ce23" office:value-type="string" office:value="http://www.digikey.se/product-detail/en/LT1SLX/LT1SLX-ND/588691">
            <text:p><text:a xlink:href="http://www.digikey.se/product-detail/en/LT1SLX/LT1SLX-ND/588691">http://www.digikey.se/product-detail/en/LT1SLX/LT1SLX-ND/588691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39]" office:value-type="string">
            <text:p>0</text:p>
          </table:table-cell>
          <table:table-cell table:formula="oooc:=[.F39]+[.G39]" office:value-type="string">
            <text:p>1</text:p>
          </table:table-cell>
        </table:table-row>
        <table:table-row table:style-name="ro2">
          <table:table-cell table:style-name="ce21" office:value-type="string">
            <text:p>Flux pen/liquid flux</text:p>
          </table:table-cell>
          <table:table-cell/>
          <table:table-cell table:style-name="ce23" office:value-type="string" office:value="http://www.electrokit.com/flussmedel-penna-10ml.49540">
            <text:p><text:a xlink:href="http://www.electrokit.com/flussmedel-penna-10ml.49540">http://www.electrokit.com/flussmedel-penna-10ml.49540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0]" office:value-type="string">
            <text:p>0</text:p>
          </table:table-cell>
          <table:table-cell table:formula="oooc:=[.F40]+[.G40]" office:value-type="string">
            <text:p>1</text:p>
          </table:table-cell>
        </table:table-row>
        <table:table-row table:style-name="ro2">
          <table:table-cell table:style-name="ce21"/>
          <table:table-cell/>
          <table:table-cell table:style-name="ce23" office:value-type="string" office:value="http://www.electrokit.com/flussmedel-penna-noclean-10ml.50507">
            <text:p><text:a xlink:href="http://www.electrokit.com/flussmedel-penna-noclean-10ml.50507">http://www.electrokit.com/flussmedel-penna-noclean-10ml.50507</text:a></text:p>
          </table:table-cell>
          <table:table-cell table:number-columns-repeated="3"/>
          <table:table-cell table:formula="oooc:=[.$B$1]*[.E41]" office:value-type="string">
            <text:p>0</text:p>
          </table:table-cell>
          <table:table-cell table:formula="oooc:=[.F41]+[.G41]" office:value-type="string">
            <text:p>0</text:p>
          </table:table-cell>
        </table:table-row>
        <table:table-row table:style-name="ro2">
          <table:table-cell table:style-name="ce21" office:value-type="string">
            <text:p>Solder practice kit</text:p>
          </table:table-cell>
          <table:table-cell table:style-name="ce22" office:value-type="string">
            <text:p>SMDPST100</text:p>
          </table:table-cell>
          <table:table-cell table:style-name="ce23" office:value-type="string" office:value="http://www.digikey.se/product-search/en?FV=fff40026,fff80267,fffc013b&amp;chp=0">
            <text:p><text:a xlink:href="http://www.digikey.se/product-search/en?FV=fff40026,fff80267,fffc013b&amp;chp=0">http://www.digikey.se/product-search/en?FV=fff40026,fff80267,fffc013b&amp;chp=0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2]" office:value-type="string">
            <text:p>0</text:p>
          </table:table-cell>
          <table:table-cell table:formula="oooc:=[.F42]+[.G42]" office:value-type="string">
            <text:p>1</text:p>
          </table:table-cell>
        </table:table-row>
        <table:table-row table:style-name="ro2">
          <table:table-cell table:style-name="ce21" office:value-type="string">
            <text:p>Removal kit</text:p>
          </table:table-cell>
          <table:table-cell table:style-name="ce22" office:value-type="string">
            <text:p>SMD1</text:p>
          </table:table-cell>
          <table:table-cell table:style-name="ce23" office:value-type="string" office:value="http://www.digikey.se/product-detail/en/SMD1/SMD1-ND/304148">
            <text:p><text:a xlink:href="http://www.digikey.se/product-detail/en/SMD1/SMD1-ND/304148">http://www.digikey.se/product-detail/en/SMD1/SMD1-ND/304148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3]" office:value-type="string">
            <text:p>0</text:p>
          </table:table-cell>
          <table:table-cell table:formula="oooc:=[.F43]+[.G43]" office:value-type="string">
            <text:p>1</text:p>
          </table:table-cell>
        </table:table-row>
        <table:table-row table:style-name="ro2">
          <table:table-cell table:style-name="ce21" office:value-type="string">
            <text:p>Vacuum tool</text:p>
          </table:table-cell>
          <table:table-cell table:style-name="ce22" office:value-type="string">
            <text:p>HVPB6</text:p>
          </table:table-cell>
          <table:table-cell table:style-name="ce23" office:value-type="string" office:value="http://www.digikey.se/product-detail/en/HVPB6/HVPB6-ND/1164270">
            <text:p><text:a xlink:href="http://www.digikey.se/product-detail/en/HVPB6/HVPB6-ND/1164270">http://www.digikey.se/product-detail/en/HVPB6/HVPB6-ND/1164270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4]" office:value-type="string">
            <text:p>0</text:p>
          </table:table-cell>
          <table:table-cell table:formula="oooc:=[.F44]+[.G44]" office:value-type="string">
            <text:p>1</text:p>
          </table:table-cell>
        </table:table-row>
        <table:table-row table:style-name="ro2">
          <table:table-cell table:style-name="ce21" office:value-type="string">
            <text:p>Tweezers</text:p>
          </table:table-cell>
          <table:table-cell table:style-name="ce22" office:value-type="string">
            <text:p>18072EZ</text:p>
          </table:table-cell>
          <table:table-cell table:style-name="ce23" office:value-type="string" office:value="http://www.digikey.se/product-detail/en/18072EZ/243-1055-ND/1657714">
            <text:p><text:a xlink:href="http://www.digikey.se/product-detail/en/18072EZ/243-1055-ND/1657714">http://www.digikey.se/product-detail/en/18072EZ/243-1055-ND/1657714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5]" office:value-type="string">
            <text:p>0</text:p>
          </table:table-cell>
          <table:table-cell table:formula="oooc:=[.F45]+[.G45]" office:value-type="string">
            <text:p>1</text:p>
          </table:table-cell>
        </table:table-row>
        <table:table-row table:style-name="ro2">
          <table:table-cell table:style-name="ce21" office:value-type="string">
            <text:p>Dry tip cleaner</text:p>
          </table:table-cell>
          <table:table-cell/>
          <table:table-cell table:style-name="ce23" office:value-type="string" office:value="http://www.electrokit.com/lodspetsrengorare-metallull.50289">
            <text:p><text:a xlink:href="http://www.electrokit.com/lodspetsrengorare-metallull.50289">http://www.electrokit.com/lodspetsrengorare-metallull.50289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6]" office:value-type="string">
            <text:p>0</text:p>
          </table:table-cell>
          <table:table-cell table:formula="oooc:=[.F46]+[.G46]" office:value-type="string">
            <text:p>1</text:p>
          </table:table-cell>
        </table:table-row>
        <table:table-row table:style-name="ro2">
          <table:table-cell table:style-name="ce21" office:value-type="string">
            <text:p>Tip tinner</text:p>
          </table:table-cell>
          <table:table-cell table:style-name="ce22" office:value-type="string">
            <text:p>SMDTCLF</text:p>
          </table:table-cell>
          <table:table-cell table:style-name="ce23" office:value-type="string" office:value="http://www.digikey.se/product-detail/en/SMDTCLF/SMDTCLF-ND/2177048">
            <text:p><text:a xlink:href="http://www.digikey.se/product-detail/en/SMDTCLF/SMDTCLF-ND/2177048">http://www.digikey.se/product-detail/en/SMDTCLF/SMDTCLF-ND/2177048</text:a>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formula="oooc:=[.$B$1]*[.E47]" office:value-type="string">
            <text:p>0</text:p>
          </table:table-cell>
          <table:table-cell table:formula="oooc:=[.F47]+[.G47]"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